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1" text:outline-level="1">Note sviluppo libreria realtime</text:h>
      <text:p text:style-name="Text_20_body"/>
      <text:h text:style-name="Heading_20_2" text:outline-level="2">Logger</text:h>
      <text:p text:style-name="Text_20_body"/>
      <text:p text:style-name="Text_20_body">Ogni processo eseguibile ed ogni risorsa ha a disposizione un proprio log (da valutare se usare uno StringWriter) sul quale in maniera esclusiva scrive messaggi in merito alla sua esecuzione</text:p>
      <text:p text:style-name="Text_20_body">I messaggi sono del tipo: codice messaggio ; tempo in cui il codice messaggio si presenta</text:p>
      <text:p text:style-name="Text_20_body">Finita l'esecuzione si possono reperire i log ed elaborarli (magari riunificandoli) per ottenere informazioni di più alto livello.</text:p>
      <text:p text:style-name="Text_20_body">I codici correnti sono:</text:p>
      <text:p text:style-name="Text_20_body">10: creazione di un oggetto schedulabile (thread o handler)</text:p>
      <text:p text:style-name="Text_20_body">20: inizio job</text:p>
      <text:p text:style-name="Text_20_body">30: termine job</text:p>
      <text:p text:style-name="Text_20_body">40: occupazione risorsa</text:p>
      <text:p text:style-name="Text_20_body">50: rilascio risorsa</text:p>
      <text:p text:style-name="Text_20_body">60: deadline non rispettata</text:p>
      <text:p text:style-name="Text_20_body"/>
      <text:p text:style-name="Text_20_body">Si può <text:s/>pensare che ad ogni schedulabile ed ogni risorsa viene associata una vera e propria lasse Log che mostra funzionalità di più alto livello: ad esempio scriviInizioJob() ecc.Si può pensare ad inserire una gerarchia di Log: uno legato ad un processo periodico, uno legato ad un handler, uno legato ad una risorsa e uno legato ad un processo aperiodico.</text:p>
      <text:p text:style-name="Text_20_body">La classe base contiene una hashtable che per ogni codice riporta una stringa che ne descrive il significato.</text:p>
      <text:p text:style-name="Text_20_body">Dal lato interrogazione deve essere possibile, oltre che ottenere lo StringWriter sottostante anche ottenere una collezione di eventi del tipo logLine.</text:p>
      <text:p text:style-name="Text_20_body">Questi oggetti, sono formati dal codice dell'evento, dalla sua descrizione sottoforma di stringa <text:s/>dal tempo assoluto (in forma di AbsoluteTime) in cui l'evento è avvenuto e dal nome del thread che ha scatentato l'evento. Il toString di uno di questi oggetti è dato dalla concatenazione di questi tre campi.</text:p>
      <text:p text:style-name="Text_20_body"/>
      <text:p text:style-name="Text_20_body">Il toString del log è la stampa del contenuto dello String Writer</text:p>
      <text:p text:style-name="Text_20_body"/>
      <text:p text:style-name="Text_20_body">In seguito valuta se usare uno strinwriter solito o sfrtuttare uno delle zone peciali di <text:s/>memoria messe a disposizione dalla libreira di java realtime.</text:p>
      <text:p text:style-name="Text_20_body"/>
      <text:p text:style-name="Text_20_body">Devi fornire una classe util, in costante sviluppo che offre tutta una serie di metodi. Il primo deve permettere di riunire vari log restituendo una stampa di tutti gli eventi in ordine cronologico</text:p>
      <text:p text:style-name="Text_20_body"><text:soft-page-break/>Una seconda funzionalità deve fare lo stesso, ma i tempi devono essere relativi ad un tempo zero specificato.</text:p>
      <text:p text:style-name="Text_20_body"/>
      <text:h text:style-name="Heading_20_2" text:outline-level="2">Busy Wait</text:h>
      <text:p text:style-name="Text_20_body"/>
      <text:p text:style-name="Text_20_body">La classe principale, busy wait deve essere un singleton. Per poter essere utilizzata deve essere inizializzata. L'inizializzazione avviene tramite il metodo initialize(). </text:p>
      <text:p text:style-name="Text_20_body">Ha un attributo privato, float, che indica il numro di iterazioni compiute mediamente in un millisecondo</text:p>
      <text:p text:style-name="Text_20_body">Ha come attributo un long che indica di quanti millisecondi deve essere lunga la fase di inizializzazione, se non settato diversamente, è pari a 5000 (5 secondi).</text:p>
      <text:p text:style-name="Text_20_body">Esibisce il metodo workFor(long millis) che non fa altro che eseguire lo stesso ciclo usato per la inizializzazione un numero di volte pari al prodotto del numero medio di cicli in un milliscondo moltiplicato per il numero di millisecondi richiesto. Lancia un'eccezione se la classe non è inizializzata.</text:p>
      <text:p text:style-name="Text_20_body"/>
      <text:p text:style-name="Text_20_body">Il metodo Initialize <text:s/>crea un'istanza della classe InitializerMasterThread e la avvia. La classe initializerMasterThread è un thread realtime che esegue con priorità massima.</text:p>
      <text:p text:style-name="Text_20_body">Ha, come attributo un long che indica di di quanti millisecondi deve essere lunga la fase di inizializzazione. </text:p>
      <text:p text:style-name="Text_20_body">Un'altro attributo è un long che indica quanti cicli sono stati eseguiti nel tempo di inizializzazione.</text:p>
      <text:p text:style-name="Text_20_body">Il metodo run di InitializerMasterThread non fa altro che chiamare il metodo run della classe InitializerServerThread, sospendersi per il tmpo della fase di calibrazione e, al risveglio, interrompere InitializerServerThread e controllare quanti cicli di esecuzione ha svolto.</text:p>
      <text:p text:style-name="Text_20_body">La classe InitializerServerThread ha come proprietà il numero di cicli eseguiti finora</text:p>
      <text:p text:style-name="Text_20_body">Il suo metodo run ha un ciclo in cui si incrementa e si decrementa una variabile intera e si incrementa il numero di iterazioni.</text:p>
      <text:p text:style-name="Text_20_body"/>
      <text:p text:style-name="Text_20_body">Possibile miglioramento: introdurre nel ciclio perditempo delle operazioni più pesanti, che rendano trascurabile l'aumento del contatore delle iterazioni, in questo modo il metodo workFor non avrebbe bisogno di tenere traccia del numero di esecuzioni in una variabile interna al metodo, con possibili asimmetrie rispetto all'aggiornamento del campo di una clas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4-20T16:25:00</meta:creation-date>
    <dc:date>2011-04-28T18:06:27</dc:date>
    <dc:creator>Marco Nanni</dc:creator>
    <meta:editing-duration>PT3H24M19S</meta:editing-duration>
    <meta:editing-cycles>14</meta:editing-cycles>
    <meta:generator>OpenOffice.org/3.3$Solaris_x86 OpenOffice.org_project/330m20$Build-9567</meta:generator>
    <meta:document-statistic meta:table-count="0" meta:image-count="0" meta:object-count="0" meta:page-count="2" meta:paragraph-count="32" meta:word-count="628" meta:character-count="4062"/>
  </office:meta>
</office:document-meta>
</file>